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ffffff" fo:background-color="#ff0000" loext:char-shading-value="0"/>
    </style:style>
    <style:style style:name="T2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2">Astah – Software para modelagem UML no Linux</text:span></text:span></text:h>
      <text:p text:style-name="Text_20_body"><text:span text:style-name="Strong_20_Emphasis">Pré-requisitos:</text:span></text:p>
      <text:p text:style-name="Text_20_body"><text:span text:style-name="Strong_20_Emphasis">Java JRE </text:span>ou<text:span text:style-name="Strong_20_Emphasis"> Java JDK. </text:span></text:p>
      <text:p text:style-name="Text_20_body"><text:span text:style-name="Strong_20_Emphasis">1 – Baixando o pacote</text:span>:</text:p>
      <text:p text:style-name="Preformatted_20_Text">$ cd /tmp</text:p>
      <text:p text:style-name="P1">$ wget -c http://cdn.change-vision.com/files/astah-community-7_2_0-1ff236.zip</text:p>
      <text:p text:style-name="Text_20_body"><text:span text:style-name="Strong_20_Emphasis">2 – Extraindo para o local desejado</text:span>:</text:p>
      <text:p text:style-name="P1">$ sudo -i</text:p>
      <text:p text:style-name="Text_20_body">[sudo] password for user:</text:p>
      <text:p text:style-name="P1"># unzip -o astah-community-7_2_0-1ff236.zip -d /opt/</text:p>
      <text:p text:style-name="Text_20_body"><text:span text:style-name="Strong_20_Emphasis">3 – Criando um lançador para a aplicação</text:span>:</text:p>
      <text:p text:style-name="Text_20_body">Entre no diretório /usr/bin/ e crie um script como abaixo:</text:p>
      <text:p text:style-name="Preformatted_20_Text"># cd /usr/bin</text:p>
      <text:p text:style-name="P1"># nano astah</text:p>
      <text:p text:style-name="Preformatted_20_Text">#!/bin/bash</text:p>
      <text:p text:style-name="P1">java -jar /opt/astah_community/astah-community.jar</text:p>
      <text:p text:style-name="Text_20_body">Salve e feche o arquivo e dê permissão de execução:</text:p>
      <text:p text:style-name="P1"># chmod 555 /usr/bin/astah</text:p>
      <text:p text:style-name="Text_20_body">Converta o arquivo de imagem .ico em .png</text:p>
      <text:p text:style-name="P1"># convert /opt/astah_community/astah.ico /opt/astah_community/astah.png</text:p>
      <text:p text:style-name="Text_20_body">Abra um editor de texto (o gedit por exemplo) e crie um arquivo com o nome de Astah.desktop com o seguinte conteúdo:</text:p>
      <text:p text:style-name="Text_20_body">[Desktop Entry]<text:line-break/>Type=Application<text:line-break/>Comment=Create powerfull diagrams<text:line-break/>Icon[pt_BR]=/opt/astah-community/astah-5.png<text:line-break/>Exec=astah<text:line-break/>Name[pt_BR]=Astah Community<text:line-break/>Name=Astah<text:line-break/>Icon=/opt/astah_community/astah-5.png</text:p>
      <text:p text:style-name="Text_20_body">Grave na sua área de trabalho (algo como ~/Desktop/Astah.desktop)</text:p>
      <text:p text:style-name="Text_20_body">Dê permissão de execução a este arquivo:</text:p>
      <text:p text:style-name="P1"># chmod 555 ~/Desktop/Astah.desk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9:47:21.092193669</meta:creation-date>
    <dc:date>2018-04-25T09:50:21.217408498</dc:date>
    <meta:editing-duration>PT3M</meta:editing-duration>
    <meta:editing-cycles>1</meta:editing-cycles>
    <meta:document-statistic meta:table-count="0" meta:image-count="0" meta:object-count="0" meta:page-count="1" meta:paragraph-count="25" meta:word-count="150" meta:character-count="1140" meta:non-whitespace-character-count="1010"/>
    <meta:generator>LibreOffice/5.1.6.2$Linux_X86_64 LibreOffice_project/10m0$Build-2</meta:generator>
  </office:meta>
</office:document-meta>
</file>